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1]" office:value-type="float" office:value="1" calcext:value-type="float">
            <text:p>1</text:p>
          </table:table-cell>
          <table:table-cell table:formula="of:=[.B1]*2" office:value-type="float" office:value="26" calcext:value-type="float">
            <text:p>26</text:p>
          </table:table-cell>
          <table:table-cell table:number-columns-repeated="2"/>
          <table:table-cell table:formula="of:=&quot;            dta b(&quot;&amp;[.D1]&amp;&quot;)&quot;" office:value-type="string" office:string-value="            dta b(1)" calcext:value-type="string">
            <text:p><text:s text:c="12"/>dta b(1)</text:p>
          </table:table-cell>
          <table:table-cell table:formula="of:=&quot;            dta b(&quot;&amp;[.E1]&amp;&quot;)&quot;" office:value-type="string" office:string-value="            dta b(26)" calcext:value-type="string">
            <text:p><text:s text:c="12"/>dta b(26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]" office:value-type="float" office:value="1" calcext:value-type="float">
            <text:p>1</text:p>
          </table:table-cell>
          <table:table-cell table:formula="of:=[.B2]*2" office:value-type="float" office:value="28" calcext:value-type="float">
            <text:p>28</text:p>
          </table:table-cell>
          <table:table-cell table:number-columns-repeated="2"/>
          <table:table-cell table:formula="of:=&quot;            dta b(&quot;&amp;[.D2]&amp;&quot;)&quot;" office:value-type="string" office:string-value="            dta b(1)" calcext:value-type="string">
            <text:p><text:s text:c="12"/>dta b(1)</text:p>
          </table:table-cell>
          <table:table-cell table:formula="of:=&quot;            dta b(&quot;&amp;[.E2]&amp;&quot;)&quot;" office:value-type="string" office:string-value="            dta b(28)" calcext:value-type="string">
            <text:p><text:s text:c="12"/>dta b(28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3]" office:value-type="float" office:value="0" calcext:value-type="float">
            <text:p>0</text:p>
          </table:table-cell>
          <table:table-cell table:formula="of:=[.B3]*2" office:value-type="float" office:value="28" calcext:value-type="float">
            <text:p>28</text:p>
          </table:table-cell>
          <table:table-cell table:number-columns-repeated="2"/>
          <table:table-cell table:formula="of:=&quot;            dta b(&quot;&amp;[.D3]&amp;&quot;)&quot;" office:value-type="string" office:string-value="            dta b(0)" calcext:value-type="string">
            <text:p><text:s text:c="12"/>dta b(0)</text:p>
          </table:table-cell>
          <table:table-cell table:formula="of:=&quot;            dta b(&quot;&amp;[.E3]&amp;&quot;)&quot;" office:value-type="string" office:string-value="            dta b(28)" calcext:value-type="string">
            <text:p><text:s text:c="12"/>dta b(28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4]" office:value-type="float" office:value="0" calcext:value-type="float">
            <text:p>0</text:p>
          </table:table-cell>
          <table:table-cell table:formula="of:=[.B4]*2" office:value-type="float" office:value="30" calcext:value-type="float">
            <text:p>30</text:p>
          </table:table-cell>
          <table:table-cell table:number-columns-repeated="2"/>
          <table:table-cell table:formula="of:=&quot;            dta b(&quot;&amp;[.D4]&amp;&quot;)&quot;" office:value-type="string" office:string-value="            dta b(0)" calcext:value-type="string">
            <text:p><text:s text:c="12"/>dta b(0)</text:p>
          </table:table-cell>
          <table:table-cell table:formula="of:=&quot;            dta b(&quot;&amp;[.E4]&amp;&quot;)&quot;" office:value-type="string" office:string-value="            dta b(30)" calcext:value-type="string">
            <text:p><text:s text:c="12"/>dta b(30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5]" office:value-type="float" office:value="1" calcext:value-type="float">
            <text:p>1</text:p>
          </table:table-cell>
          <table:table-cell table:formula="of:=[.B5]*2" office:value-type="float" office:value="30" calcext:value-type="float">
            <text:p>30</text:p>
          </table:table-cell>
          <table:table-cell table:number-columns-repeated="2"/>
          <table:table-cell table:formula="of:=&quot;            dta b(&quot;&amp;[.D5]&amp;&quot;)&quot;" office:value-type="string" office:string-value="            dta b(1)" calcext:value-type="string">
            <text:p><text:s text:c="12"/>dta b(1)</text:p>
          </table:table-cell>
          <table:table-cell table:formula="of:=&quot;            dta b(&quot;&amp;[.E5]&amp;&quot;)&quot;" office:value-type="string" office:string-value="            dta b(30)" calcext:value-type="string">
            <text:p><text:s text:c="12"/>dta b(30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6]" office:value-type="float" office:value="1" calcext:value-type="float">
            <text:p>1</text:p>
          </table:table-cell>
          <table:table-cell table:formula="of:=[.B6]*2" office:value-type="float" office:value="32" calcext:value-type="float">
            <text:p>32</text:p>
          </table:table-cell>
          <table:table-cell table:number-columns-repeated="2"/>
          <table:table-cell table:formula="of:=&quot;            dta b(&quot;&amp;[.D6]&amp;&quot;)&quot;" office:value-type="string" office:string-value="            dta b(1)" calcext:value-type="string">
            <text:p><text:s text:c="12"/>dta b(1)</text:p>
          </table:table-cell>
          <table:table-cell table:formula="of:=&quot;            dta b(&quot;&amp;[.E6]&amp;&quot;)&quot;" office:value-type="string" office:string-value="            dta b(32)" calcext:value-type="string">
            <text:p><text:s text:c="12"/>dta b(3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7]" office:value-type="float" office:value="1" calcext:value-type="float">
            <text:p>1</text:p>
          </table:table-cell>
          <table:table-cell table:formula="of:=[.B7]*2" office:value-type="float" office:value="34" calcext:value-type="float">
            <text:p>34</text:p>
          </table:table-cell>
          <table:table-cell table:number-columns-repeated="2"/>
          <table:table-cell table:formula="of:=&quot;            dta b(&quot;&amp;[.D7]&amp;&quot;)&quot;" office:value-type="string" office:string-value="            dta b(1)" calcext:value-type="string">
            <text:p><text:s text:c="12"/>dta b(1)</text:p>
          </table:table-cell>
          <table:table-cell table:formula="of:=&quot;            dta b(&quot;&amp;[.E7]&amp;&quot;)&quot;" office:value-type="string" office:string-value="            dta b(34)" calcext:value-type="string">
            <text:p><text:s text:c="12"/>dta b(34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8]" office:value-type="float" office:value="2" calcext:value-type="float">
            <text:p>2</text:p>
          </table:table-cell>
          <table:table-cell table:formula="of:=[.B8]*2" office:value-type="float" office:value="34" calcext:value-type="float">
            <text:p>34</text:p>
          </table:table-cell>
          <table:table-cell table:number-columns-repeated="2"/>
          <table:table-cell table:formula="of:=&quot;            dta b(&quot;&amp;[.D8]&amp;&quot;)&quot;" office:value-type="string" office:string-value="            dta b(2)" calcext:value-type="string">
            <text:p><text:s text:c="12"/>dta b(2)</text:p>
          </table:table-cell>
          <table:table-cell table:formula="of:=&quot;            dta b(&quot;&amp;[.E8]&amp;&quot;)&quot;" office:value-type="string" office:string-value="            dta b(34)" calcext:value-type="string">
            <text:p><text:s text:c="12"/>dta b(34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9]" office:value-type="float" office:value="2" calcext:value-type="float">
            <text:p>2</text:p>
          </table:table-cell>
          <table:table-cell table:formula="of:=[.B9]*2" office:value-type="float" office:value="36" calcext:value-type="float">
            <text:p>36</text:p>
          </table:table-cell>
          <table:table-cell table:number-columns-repeated="2"/>
          <table:table-cell table:formula="of:=&quot;            dta b(&quot;&amp;[.D9]&amp;&quot;)&quot;" office:value-type="string" office:string-value="            dta b(2)" calcext:value-type="string">
            <text:p><text:s text:c="12"/>dta b(2)</text:p>
          </table:table-cell>
          <table:table-cell table:formula="of:=&quot;            dta b(&quot;&amp;[.E9]&amp;&quot;)&quot;" office:value-type="string" office:string-value="            dta b(36)" calcext:value-type="string">
            <text:p><text:s text:c="12"/>dta b(36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0]" office:value-type="float" office:value="3" calcext:value-type="float">
            <text:p>3</text:p>
          </table:table-cell>
          <table:table-cell table:formula="of:=[.B10]*2" office:value-type="float" office:value="36" calcext:value-type="float">
            <text:p>36</text:p>
          </table:table-cell>
          <table:table-cell table:number-columns-repeated="2"/>
          <table:table-cell table:formula="of:=&quot;            dta b(&quot;&amp;[.D10]&amp;&quot;)&quot;" office:value-type="string" office:string-value="            dta b(3)" calcext:value-type="string">
            <text:p><text:s text:c="12"/>dta b(3)</text:p>
          </table:table-cell>
          <table:table-cell table:formula="of:=&quot;            dta b(&quot;&amp;[.E10]&amp;&quot;)&quot;" office:value-type="string" office:string-value="            dta b(36)" calcext:value-type="string">
            <text:p><text:s text:c="12"/>dta b(36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11]" office:value-type="float" office:value="3" calcext:value-type="float">
            <text:p>3</text:p>
          </table:table-cell>
          <table:table-cell table:formula="of:=[.B11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11]&amp;&quot;)&quot;" office:value-type="string" office:string-value="            dta b(3)" calcext:value-type="string">
            <text:p><text:s text:c="12"/>dta b(3)</text:p>
          </table:table-cell>
          <table:table-cell table:formula="of:=&quot;            dta b(&quot;&amp;[.E11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12]" office:value-type="float" office:value="4" calcext:value-type="float">
            <text:p>4</text:p>
          </table:table-cell>
          <table:table-cell table:formula="of:=[.B12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12]&amp;&quot;)&quot;" office:value-type="string" office:string-value="            dta b(4)" calcext:value-type="string">
            <text:p><text:s text:c="12"/>dta b(4)</text:p>
          </table:table-cell>
          <table:table-cell table:formula="of:=&quot;            dta b(&quot;&amp;[.E12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13]" office:value-type="float" office:value="5" calcext:value-type="float">
            <text:p>5</text:p>
          </table:table-cell>
          <table:table-cell table:formula="of:=[.B13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13]&amp;&quot;)&quot;" office:value-type="string" office:string-value="            dta b(5)" calcext:value-type="string">
            <text:p><text:s text:c="12"/>dta b(5)</text:p>
          </table:table-cell>
          <table:table-cell table:formula="of:=&quot;            dta b(&quot;&amp;[.E13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14]" office:value-type="float" office:value="6" calcext:value-type="float">
            <text:p>6</text:p>
          </table:table-cell>
          <table:table-cell table:formula="of:=[.B14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14]&amp;&quot;)&quot;" office:value-type="string" office:string-value="            dta b(6)" calcext:value-type="string">
            <text:p><text:s text:c="12"/>dta b(6)</text:p>
          </table:table-cell>
          <table:table-cell table:formula="of:=&quot;            dta b(&quot;&amp;[.E14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15]" office:value-type="float" office:value="7" calcext:value-type="float">
            <text:p>7</text:p>
          </table:table-cell>
          <table:table-cell table:formula="of:=[.B15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15]&amp;&quot;)&quot;" office:value-type="string" office:string-value="            dta b(7)" calcext:value-type="string">
            <text:p><text:s text:c="12"/>dta b(7)</text:p>
          </table:table-cell>
          <table:table-cell table:formula="of:=&quot;            dta b(&quot;&amp;[.E15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6]" office:value-type="float" office:value="8" calcext:value-type="float">
            <text:p>8</text:p>
          </table:table-cell>
          <table:table-cell table:formula="of:=[.B16]*2" office:value-type="float" office:value="36" calcext:value-type="float">
            <text:p>36</text:p>
          </table:table-cell>
          <table:table-cell table:number-columns-repeated="2"/>
          <table:table-cell table:formula="of:=&quot;            dta b(&quot;&amp;[.D16]&amp;&quot;)&quot;" office:value-type="string" office:string-value="            dta b(8)" calcext:value-type="string">
            <text:p><text:s text:c="12"/>dta b(8)</text:p>
          </table:table-cell>
          <table:table-cell table:formula="of:=&quot;            dta b(&quot;&amp;[.E16]&amp;&quot;)&quot;" office:value-type="string" office:string-value="            dta b(36)" calcext:value-type="string">
            <text:p><text:s text:c="12"/>dta b(36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7]" office:value-type="float" office:value="9" calcext:value-type="float">
            <text:p>9</text:p>
          </table:table-cell>
          <table:table-cell table:formula="of:=[.B17]*2" office:value-type="float" office:value="36" calcext:value-type="float">
            <text:p>36</text:p>
          </table:table-cell>
          <table:table-cell table:number-columns-repeated="2"/>
          <table:table-cell table:formula="of:=&quot;            dta b(&quot;&amp;[.D17]&amp;&quot;)&quot;" office:value-type="string" office:string-value="            dta b(9)" calcext:value-type="string">
            <text:p><text:s text:c="12"/>dta b(9)</text:p>
          </table:table-cell>
          <table:table-cell table:formula="of:=&quot;            dta b(&quot;&amp;[.E17]&amp;&quot;)&quot;" office:value-type="string" office:string-value="            dta b(36)" calcext:value-type="string">
            <text:p><text:s text:c="12"/>dta b(36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18]" office:value-type="float" office:value="10" calcext:value-type="float">
            <text:p>10</text:p>
          </table:table-cell>
          <table:table-cell table:formula="of:=[.B18]*2" office:value-type="float" office:value="34" calcext:value-type="float">
            <text:p>34</text:p>
          </table:table-cell>
          <table:table-cell table:number-columns-repeated="2"/>
          <table:table-cell table:formula="of:=&quot;            dta b(&quot;&amp;[.D18]&amp;&quot;)&quot;" office:value-type="string" office:string-value="            dta b(10)" calcext:value-type="string">
            <text:p><text:s text:c="12"/>dta b(10)</text:p>
          </table:table-cell>
          <table:table-cell table:formula="of:=&quot;            dta b(&quot;&amp;[.E18]&amp;&quot;)&quot;" office:value-type="string" office:string-value="            dta b(34)" calcext:value-type="string">
            <text:p><text:s text:c="12"/>dta b(34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19]" office:value-type="float" office:value="11" calcext:value-type="float">
            <text:p>11</text:p>
          </table:table-cell>
          <table:table-cell table:formula="of:=[.B19]*2" office:value-type="float" office:value="34" calcext:value-type="float">
            <text:p>34</text:p>
          </table:table-cell>
          <table:table-cell table:number-columns-repeated="2"/>
          <table:table-cell table:formula="of:=&quot;            dta b(&quot;&amp;[.D19]&amp;&quot;)&quot;" office:value-type="string" office:string-value="            dta b(11)" calcext:value-type="string">
            <text:p><text:s text:c="12"/>dta b(11)</text:p>
          </table:table-cell>
          <table:table-cell table:formula="of:=&quot;            dta b(&quot;&amp;[.E19]&amp;&quot;)&quot;" office:value-type="string" office:string-value="            dta b(34)" calcext:value-type="string">
            <text:p><text:s text:c="12"/>dta b(34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20]" office:value-type="float" office:value="12" calcext:value-type="float">
            <text:p>12</text:p>
          </table:table-cell>
          <table:table-cell table:formula="of:=[.B20]*2" office:value-type="float" office:value="32" calcext:value-type="float">
            <text:p>32</text:p>
          </table:table-cell>
          <table:table-cell table:number-columns-repeated="2"/>
          <table:table-cell table:formula="of:=&quot;            dta b(&quot;&amp;[.D20]&amp;&quot;)&quot;" office:value-type="string" office:string-value="            dta b(12)" calcext:value-type="string">
            <text:p><text:s text:c="12"/>dta b(12)</text:p>
          </table:table-cell>
          <table:table-cell table:formula="of:=&quot;            dta b(&quot;&amp;[.E20]&amp;&quot;)&quot;" office:value-type="string" office:string-value="            dta b(32)" calcext:value-type="string">
            <text:p><text:s text:c="12"/>dta b(32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21]" office:value-type="float" office:value="13" calcext:value-type="float">
            <text:p>13</text:p>
          </table:table-cell>
          <table:table-cell table:formula="of:=[.B21]*2" office:value-type="float" office:value="32" calcext:value-type="float">
            <text:p>32</text:p>
          </table:table-cell>
          <table:table-cell table:number-columns-repeated="2"/>
          <table:table-cell table:formula="of:=&quot;            dta b(&quot;&amp;[.D21]&amp;&quot;)&quot;" office:value-type="string" office:string-value="            dta b(13)" calcext:value-type="string">
            <text:p><text:s text:c="12"/>dta b(13)</text:p>
          </table:table-cell>
          <table:table-cell table:formula="of:=&quot;            dta b(&quot;&amp;[.E21]&amp;&quot;)&quot;" office:value-type="string" office:string-value="            dta b(32)" calcext:value-type="string">
            <text:p><text:s text:c="12"/>dta b(32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22]" office:value-type="float" office:value="14" calcext:value-type="float">
            <text:p>14</text:p>
          </table:table-cell>
          <table:table-cell table:formula="of:=[.B22]*2" office:value-type="float" office:value="30" calcext:value-type="float">
            <text:p>30</text:p>
          </table:table-cell>
          <table:table-cell table:number-columns-repeated="2"/>
          <table:table-cell table:formula="of:=&quot;            dta b(&quot;&amp;[.D22]&amp;&quot;)&quot;" office:value-type="string" office:string-value="            dta b(14)" calcext:value-type="string">
            <text:p><text:s text:c="12"/>dta b(14)</text:p>
          </table:table-cell>
          <table:table-cell table:formula="of:=&quot;            dta b(&quot;&amp;[.E22]&amp;&quot;)&quot;" office:value-type="string" office:string-value="            dta b(30)" calcext:value-type="string">
            <text:p><text:s text:c="12"/>dta b(30)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/>
          <table:table-cell table:formula="of:=[.A23]" office:value-type="float" office:value="14" calcext:value-type="float">
            <text:p>14</text:p>
          </table:table-cell>
          <table:table-cell table:formula="of:=[.B23]*2" office:value-type="float" office:value="28" calcext:value-type="float">
            <text:p>28</text:p>
          </table:table-cell>
          <table:table-cell table:number-columns-repeated="2"/>
          <table:table-cell table:formula="of:=&quot;            dta b(&quot;&amp;[.D23]&amp;&quot;)&quot;" office:value-type="string" office:string-value="            dta b(14)" calcext:value-type="string">
            <text:p><text:s text:c="12"/>dta b(14)</text:p>
          </table:table-cell>
          <table:table-cell table:formula="of:=&quot;            dta b(&quot;&amp;[.E23]&amp;&quot;)&quot;" office:value-type="string" office:string-value="            dta b(28)" calcext:value-type="string">
            <text:p><text:s text:c="12"/>dta b(28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4]" office:value-type="float" office:value="15" calcext:value-type="float">
            <text:p>15</text:p>
          </table:table-cell>
          <table:table-cell table:formula="of:=[.B24]*2" office:value-type="float" office:value="28" calcext:value-type="float">
            <text:p>28</text:p>
          </table:table-cell>
          <table:table-cell table:number-columns-repeated="2"/>
          <table:table-cell table:formula="of:=&quot;            dta b(&quot;&amp;[.D24]&amp;&quot;)&quot;" office:value-type="string" office:string-value="            dta b(15)" calcext:value-type="string">
            <text:p><text:s text:c="12"/>dta b(15)</text:p>
          </table:table-cell>
          <table:table-cell table:formula="of:=&quot;            dta b(&quot;&amp;[.E24]&amp;&quot;)&quot;" office:value-type="string" office:string-value="            dta b(28)" calcext:value-type="string">
            <text:p><text:s text:c="12"/>dta b(28)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/>
          <table:table-cell table:formula="of:=[.A25]" office:value-type="float" office:value="15" calcext:value-type="float">
            <text:p>15</text:p>
          </table:table-cell>
          <table:table-cell table:formula="of:=[.B25]*2" office:value-type="float" office:value="30" calcext:value-type="float">
            <text:p>30</text:p>
          </table:table-cell>
          <table:table-cell table:number-columns-repeated="2"/>
          <table:table-cell table:formula="of:=&quot;            dta b(&quot;&amp;[.D25]&amp;&quot;)&quot;" office:value-type="string" office:string-value="            dta b(15)" calcext:value-type="string">
            <text:p><text:s text:c="12"/>dta b(15)</text:p>
          </table:table-cell>
          <table:table-cell table:formula="of:=&quot;            dta b(&quot;&amp;[.E25]&amp;&quot;)&quot;" office:value-type="string" office:string-value="            dta b(30)" calcext:value-type="string">
            <text:p><text:s text:c="12"/>dta b(30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6]" office:value-type="float" office:value="15" calcext:value-type="float">
            <text:p>15</text:p>
          </table:table-cell>
          <table:table-cell table:formula="of:=[.B26]*2" office:value-type="float" office:value="26" calcext:value-type="float">
            <text:p>26</text:p>
          </table:table-cell>
          <table:table-cell table:number-columns-repeated="2"/>
          <table:table-cell table:formula="of:=&quot;            dta b(&quot;&amp;[.D26]&amp;&quot;)&quot;" office:value-type="string" office:string-value="            dta b(15)" calcext:value-type="string">
            <text:p><text:s text:c="12"/>dta b(15)</text:p>
          </table:table-cell>
          <table:table-cell table:formula="of:=&quot;            dta b(&quot;&amp;[.E26]&amp;&quot;)&quot;" office:value-type="string" office:string-value="            dta b(26)" calcext:value-type="string">
            <text:p><text:s text:c="12"/>dta b(26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27]" office:value-type="float" office:value="16" calcext:value-type="float">
            <text:p>16</text:p>
          </table:table-cell>
          <table:table-cell table:formula="of:=[.B27]*2" office:value-type="float" office:value="30" calcext:value-type="float">
            <text:p>30</text:p>
          </table:table-cell>
          <table:table-cell table:number-columns-repeated="2"/>
          <table:table-cell table:formula="of:=&quot;            dta b(&quot;&amp;[.D27]&amp;&quot;)&quot;" office:value-type="string" office:string-value="            dta b(16)" calcext:value-type="string">
            <text:p><text:s text:c="12"/>dta b(16)</text:p>
          </table:table-cell>
          <table:table-cell table:formula="of:=&quot;            dta b(&quot;&amp;[.E27]&amp;&quot;)&quot;" office:value-type="string" office:string-value="            dta b(30)" calcext:value-type="string">
            <text:p><text:s text:c="12"/>dta b(30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28]" office:value-type="float" office:value="16" calcext:value-type="float">
            <text:p>16</text:p>
          </table:table-cell>
          <table:table-cell table:formula="of:=[.B28]*2" office:value-type="float" office:value="26" calcext:value-type="float">
            <text:p>26</text:p>
          </table:table-cell>
          <table:table-cell table:number-columns-repeated="2"/>
          <table:table-cell table:formula="of:=&quot;            dta b(&quot;&amp;[.D28]&amp;&quot;)&quot;" office:value-type="string" office:string-value="            dta b(16)" calcext:value-type="string">
            <text:p><text:s text:c="12"/>dta b(16)</text:p>
          </table:table-cell>
          <table:table-cell table:formula="of:=&quot;            dta b(&quot;&amp;[.E28]&amp;&quot;)&quot;" office:value-type="string" office:string-value="            dta b(26)" calcext:value-type="string">
            <text:p><text:s text:c="12"/>dta b(26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29]" office:value-type="float" office:value="17" calcext:value-type="float">
            <text:p>17</text:p>
          </table:table-cell>
          <table:table-cell table:formula="of:=[.B29]*2" office:value-type="float" office:value="30" calcext:value-type="float">
            <text:p>30</text:p>
          </table:table-cell>
          <table:table-cell table:number-columns-repeated="2"/>
          <table:table-cell table:formula="of:=&quot;            dta b(&quot;&amp;[.D29]&amp;&quot;)&quot;" office:value-type="string" office:string-value="            dta b(17)" calcext:value-type="string">
            <text:p><text:s text:c="12"/>dta b(17)</text:p>
          </table:table-cell>
          <table:table-cell table:formula="of:=&quot;            dta b(&quot;&amp;[.E29]&amp;&quot;)&quot;" office:value-type="string" office:string-value="            dta b(30)" calcext:value-type="string">
            <text:p><text:s text:c="12"/>dta b(30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0]" office:value-type="float" office:value="16" calcext:value-type="float">
            <text:p>16</text:p>
          </table:table-cell>
          <table:table-cell table:formula="of:=[.B30]*2" office:value-type="float" office:value="24" calcext:value-type="float">
            <text:p>24</text:p>
          </table:table-cell>
          <table:table-cell table:number-columns-repeated="2"/>
          <table:table-cell table:formula="of:=&quot;            dta b(&quot;&amp;[.D30]&amp;&quot;)&quot;" office:value-type="string" office:string-value="            dta b(16)" calcext:value-type="string">
            <text:p><text:s text:c="12"/>dta b(16)</text:p>
          </table:table-cell>
          <table:table-cell table:formula="of:=&quot;            dta b(&quot;&amp;[.E30]&amp;&quot;)&quot;" office:value-type="string" office:string-value="            dta b(24)" calcext:value-type="string">
            <text:p><text:s text:c="12"/>dta b(24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31]" office:value-type="float" office:value="18" calcext:value-type="float">
            <text:p>18</text:p>
          </table:table-cell>
          <table:table-cell table:formula="of:=[.B31]*2" office:value-type="float" office:value="30" calcext:value-type="float">
            <text:p>30</text:p>
          </table:table-cell>
          <table:table-cell table:number-columns-repeated="2"/>
          <table:table-cell table:formula="of:=&quot;            dta b(&quot;&amp;[.D31]&amp;&quot;)&quot;" office:value-type="string" office:string-value="            dta b(18)" calcext:value-type="string">
            <text:p><text:s text:c="12"/>dta b(18)</text:p>
          </table:table-cell>
          <table:table-cell table:formula="of:=&quot;            dta b(&quot;&amp;[.E31]&amp;&quot;)&quot;" office:value-type="string" office:string-value="            dta b(30)" calcext:value-type="string">
            <text:p><text:s text:c="12"/>dta b(30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2]" office:value-type="float" office:value="17" calcext:value-type="float">
            <text:p>17</text:p>
          </table:table-cell>
          <table:table-cell table:formula="of:=[.B32]*2" office:value-type="float" office:value="24" calcext:value-type="float">
            <text:p>24</text:p>
          </table:table-cell>
          <table:table-cell table:number-columns-repeated="2"/>
          <table:table-cell table:formula="of:=&quot;            dta b(&quot;&amp;[.D32]&amp;&quot;)&quot;" office:value-type="string" office:string-value="            dta b(17)" calcext:value-type="string">
            <text:p><text:s text:c="12"/>dta b(17)</text:p>
          </table:table-cell>
          <table:table-cell table:formula="of:=&quot;            dta b(&quot;&amp;[.E32]&amp;&quot;)&quot;" office:value-type="string" office:string-value="            dta b(24)" calcext:value-type="string">
            <text:p><text:s text:c="12"/>dta b(24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33]" office:value-type="float" office:value="19" calcext:value-type="float">
            <text:p>19</text:p>
          </table:table-cell>
          <table:table-cell table:formula="of:=[.B33]*2" office:value-type="float" office:value="32" calcext:value-type="float">
            <text:p>32</text:p>
          </table:table-cell>
          <table:table-cell table:number-columns-repeated="2"/>
          <table:table-cell table:formula="of:=&quot;            dta b(&quot;&amp;[.D33]&amp;&quot;)&quot;" office:value-type="string" office:string-value="            dta b(19)" calcext:value-type="string">
            <text:p><text:s text:c="12"/>dta b(19)</text:p>
          </table:table-cell>
          <table:table-cell table:formula="of:=&quot;            dta b(&quot;&amp;[.E33]&amp;&quot;)&quot;" office:value-type="string" office:string-value="            dta b(32)" calcext:value-type="string">
            <text:p><text:s text:c="12"/>dta b(32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4]" office:value-type="float" office:value="18" calcext:value-type="float">
            <text:p>18</text:p>
          </table:table-cell>
          <table:table-cell table:formula="of:=[.B34]*2" office:value-type="float" office:value="24" calcext:value-type="float">
            <text:p>24</text:p>
          </table:table-cell>
          <table:table-cell table:number-columns-repeated="2"/>
          <table:table-cell table:formula="of:=&quot;            dta b(&quot;&amp;[.D34]&amp;&quot;)&quot;" office:value-type="string" office:string-value="            dta b(18)" calcext:value-type="string">
            <text:p><text:s text:c="12"/>dta b(18)</text:p>
          </table:table-cell>
          <table:table-cell table:formula="of:=&quot;            dta b(&quot;&amp;[.E34]&amp;&quot;)&quot;" office:value-type="string" office:string-value="            dta b(24)" calcext:value-type="string">
            <text:p><text:s text:c="12"/>dta b(24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35]" office:value-type="float" office:value="19" calcext:value-type="float">
            <text:p>19</text:p>
          </table:table-cell>
          <table:table-cell table:formula="of:=[.B35]*2" office:value-type="float" office:value="34" calcext:value-type="float">
            <text:p>34</text:p>
          </table:table-cell>
          <table:table-cell table:number-columns-repeated="2"/>
          <table:table-cell table:formula="of:=&quot;            dta b(&quot;&amp;[.D35]&amp;&quot;)&quot;" office:value-type="string" office:string-value="            dta b(19)" calcext:value-type="string">
            <text:p><text:s text:c="12"/>dta b(19)</text:p>
          </table:table-cell>
          <table:table-cell table:formula="of:=&quot;            dta b(&quot;&amp;[.E35]&amp;&quot;)&quot;" office:value-type="string" office:string-value="            dta b(34)" calcext:value-type="string">
            <text:p><text:s text:c="12"/>dta b(34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36]" office:value-type="float" office:value="18" calcext:value-type="float">
            <text:p>18</text:p>
          </table:table-cell>
          <table:table-cell table:formula="of:=[.B36]*2" office:value-type="float" office:value="22" calcext:value-type="float">
            <text:p>22</text:p>
          </table:table-cell>
          <table:table-cell table:number-columns-repeated="2"/>
          <table:table-cell table:formula="of:=&quot;            dta b(&quot;&amp;[.D36]&amp;&quot;)&quot;" office:value-type="string" office:string-value="            dta b(18)" calcext:value-type="string">
            <text:p><text:s text:c="12"/>dta b(18)</text:p>
          </table:table-cell>
          <table:table-cell table:formula="of:=&quot;            dta b(&quot;&amp;[.E36]&amp;&quot;)&quot;" office:value-type="string" office:string-value="            dta b(22)" calcext:value-type="string">
            <text:p><text:s text:c="12"/>dta b(22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37]" office:value-type="float" office:value="19" calcext:value-type="float">
            <text:p>19</text:p>
          </table:table-cell>
          <table:table-cell table:formula="of:=[.B37]*2" office:value-type="float" office:value="36" calcext:value-type="float">
            <text:p>36</text:p>
          </table:table-cell>
          <table:table-cell table:number-columns-repeated="2"/>
          <table:table-cell table:formula="of:=&quot;            dta b(&quot;&amp;[.D37]&amp;&quot;)&quot;" office:value-type="string" office:string-value="            dta b(19)" calcext:value-type="string">
            <text:p><text:s text:c="12"/>dta b(19)</text:p>
          </table:table-cell>
          <table:table-cell table:formula="of:=&quot;            dta b(&quot;&amp;[.E37]&amp;&quot;)&quot;" office:value-type="string" office:string-value="            dta b(36)" calcext:value-type="string">
            <text:p><text:s text:c="12"/>dta b(36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8]" office:value-type="float" office:value="19" calcext:value-type="float">
            <text:p>19</text:p>
          </table:table-cell>
          <table:table-cell table:formula="of:=[.B38]*2" office:value-type="float" office:value="24" calcext:value-type="float">
            <text:p>24</text:p>
          </table:table-cell>
          <table:table-cell table:number-columns-repeated="2"/>
          <table:table-cell table:formula="of:=&quot;            dta b(&quot;&amp;[.D38]&amp;&quot;)&quot;" office:value-type="string" office:string-value="            dta b(19)" calcext:value-type="string">
            <text:p><text:s text:c="12"/>dta b(19)</text:p>
          </table:table-cell>
          <table:table-cell table:formula="of:=&quot;            dta b(&quot;&amp;[.E38]&amp;&quot;)&quot;" office:value-type="string" office:string-value="            dta b(24)" calcext:value-type="string">
            <text:p><text:s text:c="12"/>dta b(24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39]" office:value-type="float" office:value="18" calcext:value-type="float">
            <text:p>18</text:p>
          </table:table-cell>
          <table:table-cell table:formula="of:=[.B39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39]&amp;&quot;)&quot;" office:value-type="string" office:string-value="            dta b(18)" calcext:value-type="string">
            <text:p><text:s text:c="12"/>dta b(18)</text:p>
          </table:table-cell>
          <table:table-cell table:formula="of:=&quot;            dta b(&quot;&amp;[.E39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40]" office:value-type="float" office:value="17" calcext:value-type="float">
            <text:p>17</text:p>
          </table:table-cell>
          <table:table-cell table:formula="of:=[.B40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40]&amp;&quot;)&quot;" office:value-type="string" office:string-value="            dta b(17)" calcext:value-type="string">
            <text:p><text:s text:c="12"/>dta b(17)</text:p>
          </table:table-cell>
          <table:table-cell table:formula="of:=&quot;            dta b(&quot;&amp;[.E40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1]" office:value-type="float" office:value="20" calcext:value-type="float">
            <text:p>20</text:p>
          </table:table-cell>
          <table:table-cell table:formula="of:=[.B41]*2" office:value-type="float" office:value="26" calcext:value-type="float">
            <text:p>26</text:p>
          </table:table-cell>
          <table:table-cell table:number-columns-repeated="2"/>
          <table:table-cell table:formula="of:=&quot;            dta b(&quot;&amp;[.D41]&amp;&quot;)&quot;" office:value-type="string" office:string-value="            dta b(20)" calcext:value-type="string">
            <text:p><text:s text:c="12"/>dta b(20)</text:p>
          </table:table-cell>
          <table:table-cell table:formula="of:=&quot;            dta b(&quot;&amp;[.E41]&amp;&quot;)&quot;" office:value-type="string" office:string-value="            dta b(26)" calcext:value-type="string">
            <text:p><text:s text:c="12"/>dta b(26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42]" office:value-type="float" office:value="17" calcext:value-type="float">
            <text:p>17</text:p>
          </table:table-cell>
          <table:table-cell table:formula="of:=[.B42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42]&amp;&quot;)&quot;" office:value-type="string" office:string-value="            dta b(17)" calcext:value-type="string">
            <text:p><text:s text:c="12"/>dta b(17)</text:p>
          </table:table-cell>
          <table:table-cell table:formula="of:=&quot;            dta b(&quot;&amp;[.E42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3]" office:value-type="float" office:value="19" calcext:value-type="float">
            <text:p>19</text:p>
          </table:table-cell>
          <table:table-cell table:formula="of:=[.B43]*2" office:value-type="float" office:value="22" calcext:value-type="float">
            <text:p>22</text:p>
          </table:table-cell>
          <table:table-cell table:number-columns-repeated="2"/>
          <table:table-cell table:formula="of:=&quot;            dta b(&quot;&amp;[.D43]&amp;&quot;)&quot;" office:value-type="string" office:string-value="            dta b(19)" calcext:value-type="string">
            <text:p><text:s text:c="12"/>dta b(19)</text:p>
          </table:table-cell>
          <table:table-cell table:formula="of:=&quot;            dta b(&quot;&amp;[.E43]&amp;&quot;)&quot;" office:value-type="string" office:string-value="            dta b(22)" calcext:value-type="string">
            <text:p><text:s text:c="12"/>dta b(22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44]" office:value-type="float" office:value="16" calcext:value-type="float">
            <text:p>16</text:p>
          </table:table-cell>
          <table:table-cell table:formula="of:=[.B44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44]&amp;&quot;)&quot;" office:value-type="string" office:string-value="            dta b(16)" calcext:value-type="string">
            <text:p><text:s text:c="12"/>dta b(16)</text:p>
          </table:table-cell>
          <table:table-cell table:formula="of:=&quot;            dta b(&quot;&amp;[.E44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45]" office:value-type="float" office:value="21" calcext:value-type="float">
            <text:p>21</text:p>
          </table:table-cell>
          <table:table-cell table:formula="of:=[.B45]*2" office:value-type="float" office:value="28" calcext:value-type="float">
            <text:p>28</text:p>
          </table:table-cell>
          <table:table-cell table:number-columns-repeated="2"/>
          <table:table-cell table:formula="of:=&quot;            dta b(&quot;&amp;[.D45]&amp;&quot;)&quot;" office:value-type="string" office:string-value="            dta b(21)" calcext:value-type="string">
            <text:p><text:s text:c="12"/>dta b(21)</text:p>
          </table:table-cell>
          <table:table-cell table:formula="of:=&quot;            dta b(&quot;&amp;[.E45]&amp;&quot;)&quot;" office:value-type="string" office:string-value="            dta b(28)" calcext:value-type="string">
            <text:p><text:s text:c="12"/>dta b(28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46]" office:value-type="float" office:value="15" calcext:value-type="float">
            <text:p>15</text:p>
          </table:table-cell>
          <table:table-cell table:formula="of:=[.B46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46]&amp;&quot;)&quot;" office:value-type="string" office:string-value="            dta b(15)" calcext:value-type="string">
            <text:p><text:s text:c="12"/>dta b(15)</text:p>
          </table:table-cell>
          <table:table-cell table:formula="of:=&quot;            dta b(&quot;&amp;[.E46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7]" office:value-type="float" office:value="20" calcext:value-type="float">
            <text:p>20</text:p>
          </table:table-cell>
          <table:table-cell table:formula="of:=[.B47]*2" office:value-type="float" office:value="22" calcext:value-type="float">
            <text:p>22</text:p>
          </table:table-cell>
          <table:table-cell table:number-columns-repeated="2"/>
          <table:table-cell table:formula="of:=&quot;            dta b(&quot;&amp;[.D47]&amp;&quot;)&quot;" office:value-type="string" office:string-value="            dta b(20)" calcext:value-type="string">
            <text:p><text:s text:c="12"/>dta b(20)</text:p>
          </table:table-cell>
          <table:table-cell table:formula="of:=&quot;            dta b(&quot;&amp;[.E47]&amp;&quot;)&quot;" office:value-type="string" office:string-value="            dta b(22)" calcext:value-type="string">
            <text:p><text:s text:c="12"/>dta b(22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48]" office:value-type="float" office:value="14" calcext:value-type="float">
            <text:p>14</text:p>
          </table:table-cell>
          <table:table-cell table:formula="of:=[.B48]*2" office:value-type="float" office:value="36" calcext:value-type="float">
            <text:p>36</text:p>
          </table:table-cell>
          <table:table-cell table:number-columns-repeated="2"/>
          <table:table-cell table:formula="of:=&quot;            dta b(&quot;&amp;[.D48]&amp;&quot;)&quot;" office:value-type="string" office:string-value="            dta b(14)" calcext:value-type="string">
            <text:p><text:s text:c="12"/>dta b(14)</text:p>
          </table:table-cell>
          <table:table-cell table:formula="of:=&quot;            dta b(&quot;&amp;[.E48]&amp;&quot;)&quot;" office:value-type="string" office:string-value="            dta b(36)" calcext:value-type="string">
            <text:p><text:s text:c="12"/>dta b(36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49]" office:value-type="float" office:value="22" calcext:value-type="float">
            <text:p>22</text:p>
          </table:table-cell>
          <table:table-cell table:formula="of:=[.B49]*2" office:value-type="float" office:value="30" calcext:value-type="float">
            <text:p>30</text:p>
          </table:table-cell>
          <table:table-cell table:number-columns-repeated="2"/>
          <table:table-cell table:formula="of:=&quot;            dta b(&quot;&amp;[.D49]&amp;&quot;)&quot;" office:value-type="string" office:string-value="            dta b(22)" calcext:value-type="string">
            <text:p><text:s text:c="12"/>dta b(22)</text:p>
          </table:table-cell>
          <table:table-cell table:formula="of:=&quot;            dta b(&quot;&amp;[.E49]&amp;&quot;)&quot;" office:value-type="string" office:string-value="            dta b(30)" calcext:value-type="string">
            <text:p><text:s text:c="12"/>dta b(30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0]" office:value-type="float" office:value="21" calcext:value-type="float">
            <text:p>21</text:p>
          </table:table-cell>
          <table:table-cell table:formula="of:=[.B50]*2" office:value-type="float" office:value="22" calcext:value-type="float">
            <text:p>22</text:p>
          </table:table-cell>
          <table:table-cell table:number-columns-repeated="2"/>
          <table:table-cell table:formula="of:=&quot;            dta b(&quot;&amp;[.D50]&amp;&quot;)&quot;" office:value-type="string" office:string-value="            dta b(21)" calcext:value-type="string">
            <text:p><text:s text:c="12"/>dta b(21)</text:p>
          </table:table-cell>
          <table:table-cell table:formula="of:=&quot;            dta b(&quot;&amp;[.E50]&amp;&quot;)&quot;" office:value-type="string" office:string-value="            dta b(22)" calcext:value-type="string">
            <text:p><text:s text:c="12"/>dta b(22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51]" office:value-type="float" office:value="14" calcext:value-type="float">
            <text:p>14</text:p>
          </table:table-cell>
          <table:table-cell table:formula="of:=[.B51]*2" office:value-type="float" office:value="34" calcext:value-type="float">
            <text:p>34</text:p>
          </table:table-cell>
          <table:table-cell table:number-columns-repeated="2"/>
          <table:table-cell table:formula="of:=&quot;            dta b(&quot;&amp;[.D51]&amp;&quot;)&quot;" office:value-type="string" office:string-value="            dta b(14)" calcext:value-type="string">
            <text:p><text:s text:c="12"/>dta b(14)</text:p>
          </table:table-cell>
          <table:table-cell table:formula="of:=&quot;            dta b(&quot;&amp;[.E51]&amp;&quot;)&quot;" office:value-type="string" office:string-value="            dta b(34)" calcext:value-type="string">
            <text:p><text:s text:c="12"/>dta b(34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52]" office:value-type="float" office:value="22" calcext:value-type="float">
            <text:p>22</text:p>
          </table:table-cell>
          <table:table-cell table:formula="of:=[.B52]*2" office:value-type="float" office:value="32" calcext:value-type="float">
            <text:p>32</text:p>
          </table:table-cell>
          <table:table-cell table:number-columns-repeated="2"/>
          <table:table-cell table:formula="of:=&quot;            dta b(&quot;&amp;[.D52]&amp;&quot;)&quot;" office:value-type="string" office:string-value="            dta b(22)" calcext:value-type="string">
            <text:p><text:s text:c="12"/>dta b(22)</text:p>
          </table:table-cell>
          <table:table-cell table:formula="of:=&quot;            dta b(&quot;&amp;[.E52]&amp;&quot;)&quot;" office:value-type="string" office:string-value="            dta b(32)" calcext:value-type="string">
            <text:p><text:s text:c="12"/>dta b(32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53]" office:value-type="float" office:value="14" calcext:value-type="float">
            <text:p>14</text:p>
          </table:table-cell>
          <table:table-cell table:formula="of:=[.B53]*2" office:value-type="float" office:value="32" calcext:value-type="float">
            <text:p>32</text:p>
          </table:table-cell>
          <table:table-cell table:number-columns-repeated="2"/>
          <table:table-cell table:formula="of:=&quot;            dta b(&quot;&amp;[.D53]&amp;&quot;)&quot;" office:value-type="string" office:string-value="            dta b(14)" calcext:value-type="string">
            <text:p><text:s text:c="12"/>dta b(14)</text:p>
          </table:table-cell>
          <table:table-cell table:formula="of:=&quot;            dta b(&quot;&amp;[.E53]&amp;&quot;)&quot;" office:value-type="string" office:string-value="            dta b(32)" calcext:value-type="string">
            <text:p><text:s text:c="12"/>dta b(32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4]" office:value-type="float" office:value="21" calcext:value-type="float">
            <text:p>21</text:p>
          </table:table-cell>
          <table:table-cell table:formula="of:=[.B54]*2" office:value-type="float" office:value="20" calcext:value-type="float">
            <text:p>20</text:p>
          </table:table-cell>
          <table:table-cell table:number-columns-repeated="2"/>
          <table:table-cell table:formula="of:=&quot;            dta b(&quot;&amp;[.D54]&amp;&quot;)&quot;" office:value-type="string" office:string-value="            dta b(21)" calcext:value-type="string">
            <text:p><text:s text:c="12"/>dta b(21)</text:p>
          </table:table-cell>
          <table:table-cell table:formula="of:=&quot;            dta b(&quot;&amp;[.E54]&amp;&quot;)&quot;" office:value-type="string" office:string-value="            dta b(20)" calcext:value-type="string">
            <text:p><text:s text:c="12"/>dta b(20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55]" office:value-type="float" office:value="22" calcext:value-type="float">
            <text:p>22</text:p>
          </table:table-cell>
          <table:table-cell table:formula="of:=[.B55]*2" office:value-type="float" office:value="34" calcext:value-type="float">
            <text:p>34</text:p>
          </table:table-cell>
          <table:table-cell table:number-columns-repeated="2"/>
          <table:table-cell table:formula="of:=&quot;            dta b(&quot;&amp;[.D55]&amp;&quot;)&quot;" office:value-type="string" office:string-value="            dta b(22)" calcext:value-type="string">
            <text:p><text:s text:c="12"/>dta b(22)</text:p>
          </table:table-cell>
          <table:table-cell table:formula="of:=&quot;            dta b(&quot;&amp;[.E55]&amp;&quot;)&quot;" office:value-type="string" office:string-value="            dta b(34)" calcext:value-type="string">
            <text:p><text:s text:c="12"/>dta b(34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6]" office:value-type="float" office:value="22" calcext:value-type="float">
            <text:p>22</text:p>
          </table:table-cell>
          <table:table-cell table:formula="of:=[.B56]*2" office:value-type="float" office:value="20" calcext:value-type="float">
            <text:p>20</text:p>
          </table:table-cell>
          <table:table-cell table:number-columns-repeated="2"/>
          <table:table-cell table:formula="of:=&quot;            dta b(&quot;&amp;[.D56]&amp;&quot;)&quot;" office:value-type="string" office:string-value="            dta b(22)" calcext:value-type="string">
            <text:p><text:s text:c="12"/>dta b(22)</text:p>
          </table:table-cell>
          <table:table-cell table:formula="of:=&quot;            dta b(&quot;&amp;[.E56]&amp;&quot;)&quot;" office:value-type="string" office:string-value="            dta b(20)" calcext:value-type="string">
            <text:p><text:s text:c="12"/>dta b(20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57]" office:value-type="float" office:value="22" calcext:value-type="float">
            <text:p>22</text:p>
          </table:table-cell>
          <table:table-cell table:formula="of:=[.B57]*2" office:value-type="float" office:value="36" calcext:value-type="float">
            <text:p>36</text:p>
          </table:table-cell>
          <table:table-cell table:number-columns-repeated="2"/>
          <table:table-cell table:formula="of:=&quot;            dta b(&quot;&amp;[.D57]&amp;&quot;)&quot;" office:value-type="string" office:string-value="            dta b(22)" calcext:value-type="string">
            <text:p><text:s text:c="12"/>dta b(22)</text:p>
          </table:table-cell>
          <table:table-cell table:formula="of:=&quot;            dta b(&quot;&amp;[.E57]&amp;&quot;)&quot;" office:value-type="string" office:string-value="            dta b(36)" calcext:value-type="string">
            <text:p><text:s text:c="12"/>dta b(36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58]" office:value-type="float" office:value="23" calcext:value-type="float">
            <text:p>23</text:p>
          </table:table-cell>
          <table:table-cell table:formula="of:=[.B58]*2" office:value-type="float" office:value="20" calcext:value-type="float">
            <text:p>20</text:p>
          </table:table-cell>
          <table:table-cell table:number-columns-repeated="2"/>
          <table:table-cell table:formula="of:=&quot;            dta b(&quot;&amp;[.D58]&amp;&quot;)&quot;" office:value-type="string" office:string-value="            dta b(23)" calcext:value-type="string">
            <text:p><text:s text:c="12"/>dta b(23)</text:p>
          </table:table-cell>
          <table:table-cell table:formula="of:=&quot;            dta b(&quot;&amp;[.E58]&amp;&quot;)&quot;" office:value-type="string" office:string-value="            dta b(20)" calcext:value-type="string">
            <text:p><text:s text:c="12"/>dta b(20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59]" office:value-type="float" office:value="22" calcext:value-type="float">
            <text:p>22</text:p>
          </table:table-cell>
          <table:table-cell table:formula="of:=[.B59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59]&amp;&quot;)&quot;" office:value-type="string" office:string-value="            dta b(22)" calcext:value-type="string">
            <text:p><text:s text:c="12"/>dta b(22)</text:p>
          </table:table-cell>
          <table:table-cell table:formula="of:=&quot;            dta b(&quot;&amp;[.E59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60]" office:value-type="float" office:value="24" calcext:value-type="float">
            <text:p>24</text:p>
          </table:table-cell>
          <table:table-cell table:formula="of:=[.B60]*2" office:value-type="float" office:value="18" calcext:value-type="float">
            <text:p>18</text:p>
          </table:table-cell>
          <table:table-cell table:number-columns-repeated="2"/>
          <table:table-cell table:formula="of:=&quot;            dta b(&quot;&amp;[.D60]&amp;&quot;)&quot;" office:value-type="string" office:string-value="            dta b(24)" calcext:value-type="string">
            <text:p><text:s text:c="12"/>dta b(24)</text:p>
          </table:table-cell>
          <table:table-cell table:formula="of:=&quot;            dta b(&quot;&amp;[.E60]&amp;&quot;)&quot;" office:value-type="string" office:string-value="            dta b(18)" calcext:value-type="string">
            <text:p><text:s text:c="12"/>dta b(18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61]" office:value-type="float" office:value="21" calcext:value-type="float">
            <text:p>21</text:p>
          </table:table-cell>
          <table:table-cell table:formula="of:=[.B61]*2" office:value-type="float" office:value="40" calcext:value-type="float">
            <text:p>40</text:p>
          </table:table-cell>
          <table:table-cell table:number-columns-repeated="2"/>
          <table:table-cell table:formula="of:=&quot;            dta b(&quot;&amp;[.D61]&amp;&quot;)&quot;" office:value-type="string" office:string-value="            dta b(21)" calcext:value-type="string">
            <text:p><text:s text:c="12"/>dta b(21)</text:p>
          </table:table-cell>
          <table:table-cell table:formula="of:=&quot;            dta b(&quot;&amp;[.E61]&amp;&quot;)&quot;" office:value-type="string" office:string-value="            dta b(40)" calcext:value-type="string">
            <text:p><text:s text:c="12"/>dta b(40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62]" office:value-type="float" office:value="25" calcext:value-type="float">
            <text:p>25</text:p>
          </table:table-cell>
          <table:table-cell table:formula="of:=[.B62]*2" office:value-type="float" office:value="18" calcext:value-type="float">
            <text:p>18</text:p>
          </table:table-cell>
          <table:table-cell table:number-columns-repeated="2"/>
          <table:table-cell table:formula="of:=&quot;            dta b(&quot;&amp;[.D62]&amp;&quot;)&quot;" office:value-type="string" office:string-value="            dta b(25)" calcext:value-type="string">
            <text:p><text:s text:c="12"/>dta b(25)</text:p>
          </table:table-cell>
          <table:table-cell table:formula="of:=&quot;            dta b(&quot;&amp;[.E62]&amp;&quot;)&quot;" office:value-type="string" office:string-value="            dta b(18)" calcext:value-type="string">
            <text:p><text:s text:c="12"/>dta b(18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63]" office:value-type="float" office:value="20" calcext:value-type="float">
            <text:p>20</text:p>
          </table:table-cell>
          <table:table-cell table:formula="of:=[.B63]*2" office:value-type="float" office:value="42" calcext:value-type="float">
            <text:p>42</text:p>
          </table:table-cell>
          <table:table-cell table:number-columns-repeated="2"/>
          <table:table-cell table:formula="of:=&quot;            dta b(&quot;&amp;[.D63]&amp;&quot;)&quot;" office:value-type="string" office:string-value="            dta b(20)" calcext:value-type="string">
            <text:p><text:s text:c="12"/>dta b(20)</text:p>
          </table:table-cell>
          <table:table-cell table:formula="of:=&quot;            dta b(&quot;&amp;[.E63]&amp;&quot;)&quot;" office:value-type="string" office:string-value="            dta b(42)" calcext:value-type="string">
            <text:p><text:s text:c="12"/>dta b(42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4]" office:value-type="float" office:value="25" calcext:value-type="float">
            <text:p>25</text:p>
          </table:table-cell>
          <table:table-cell table:formula="of:=[.B64]*2" office:value-type="float" office:value="16" calcext:value-type="float">
            <text:p>16</text:p>
          </table:table-cell>
          <table:table-cell table:number-columns-repeated="2"/>
          <table:table-cell table:formula="of:=&quot;            dta b(&quot;&amp;[.D64]&amp;&quot;)&quot;" office:value-type="string" office:string-value="            dta b(25)" calcext:value-type="string">
            <text:p><text:s text:c="12"/>dta b(25)</text:p>
          </table:table-cell>
          <table:table-cell table:formula="of:=&quot;            dta b(&quot;&amp;[.E64]&amp;&quot;)&quot;" office:value-type="string" office:string-value="            dta b(16)" calcext:value-type="string">
            <text:p><text:s text:c="12"/>dta b(16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65]" office:value-type="float" office:value="19" calcext:value-type="float">
            <text:p>19</text:p>
          </table:table-cell>
          <table:table-cell table:formula="of:=[.B65]*2" office:value-type="float" office:value="44" calcext:value-type="float">
            <text:p>44</text:p>
          </table:table-cell>
          <table:table-cell table:number-columns-repeated="2"/>
          <table:table-cell table:formula="of:=&quot;            dta b(&quot;&amp;[.D65]&amp;&quot;)&quot;" office:value-type="string" office:string-value="            dta b(19)" calcext:value-type="string">
            <text:p><text:s text:c="12"/>dta b(19)</text:p>
          </table:table-cell>
          <table:table-cell table:formula="of:=&quot;            dta b(&quot;&amp;[.E65]&amp;&quot;)&quot;" office:value-type="string" office:string-value="            dta b(44)" calcext:value-type="string">
            <text:p><text:s text:c="12"/>dta b(44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66]" office:value-type="float" office:value="26" calcext:value-type="float">
            <text:p>26</text:p>
          </table:table-cell>
          <table:table-cell table:formula="of:=[.B66]*2" office:value-type="float" office:value="16" calcext:value-type="float">
            <text:p>16</text:p>
          </table:table-cell>
          <table:table-cell table:number-columns-repeated="2"/>
          <table:table-cell table:formula="of:=&quot;            dta b(&quot;&amp;[.D66]&amp;&quot;)&quot;" office:value-type="string" office:string-value="            dta b(26)" calcext:value-type="string">
            <text:p><text:s text:c="12"/>dta b(26)</text:p>
          </table:table-cell>
          <table:table-cell table:formula="of:=&quot;            dta b(&quot;&amp;[.E66]&amp;&quot;)&quot;" office:value-type="string" office:string-value="            dta b(16)" calcext:value-type="string">
            <text:p><text:s text:c="12"/>dta b(16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67]" office:value-type="float" office:value="18" calcext:value-type="float">
            <text:p>18</text:p>
          </table:table-cell>
          <table:table-cell table:formula="of:=[.B67]*2" office:value-type="float" office:value="44" calcext:value-type="float">
            <text:p>44</text:p>
          </table:table-cell>
          <table:table-cell table:number-columns-repeated="2"/>
          <table:table-cell table:formula="of:=&quot;            dta b(&quot;&amp;[.D67]&amp;&quot;)&quot;" office:value-type="string" office:string-value="            dta b(18)" calcext:value-type="string">
            <text:p><text:s text:c="12"/>dta b(18)</text:p>
          </table:table-cell>
          <table:table-cell table:formula="of:=&quot;            dta b(&quot;&amp;[.E67]&amp;&quot;)&quot;" office:value-type="string" office:string-value="            dta b(44)" calcext:value-type="string">
            <text:p><text:s text:c="12"/>dta b(44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68]" office:value-type="float" office:value="27" calcext:value-type="float">
            <text:p>27</text:p>
          </table:table-cell>
          <table:table-cell table:formula="of:=[.B68]*2" office:value-type="float" office:value="14" calcext:value-type="float">
            <text:p>14</text:p>
          </table:table-cell>
          <table:table-cell table:number-columns-repeated="2"/>
          <table:table-cell table:formula="of:=&quot;            dta b(&quot;&amp;[.D68]&amp;&quot;)&quot;" office:value-type="string" office:string-value="            dta b(27)" calcext:value-type="string">
            <text:p><text:s text:c="12"/>dta b(27)</text:p>
          </table:table-cell>
          <table:table-cell table:formula="of:=&quot;            dta b(&quot;&amp;[.E68]&amp;&quot;)&quot;" office:value-type="string" office:string-value="            dta b(14)" calcext:value-type="string">
            <text:p><text:s text:c="12"/>dta b(14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69]" office:value-type="float" office:value="18" calcext:value-type="float">
            <text:p>18</text:p>
          </table:table-cell>
          <table:table-cell table:formula="of:=[.B69]*2" office:value-type="float" office:value="46" calcext:value-type="float">
            <text:p>46</text:p>
          </table:table-cell>
          <table:table-cell table:number-columns-repeated="2"/>
          <table:table-cell table:formula="of:=&quot;            dta b(&quot;&amp;[.D69]&amp;&quot;)&quot;" office:value-type="string" office:string-value="            dta b(18)" calcext:value-type="string">
            <text:p><text:s text:c="12"/>dta b(18)</text:p>
          </table:table-cell>
          <table:table-cell table:formula="of:=&quot;            dta b(&quot;&amp;[.E69]&amp;&quot;)&quot;" office:value-type="string" office:string-value="            dta b(46)" calcext:value-type="string">
            <text:p><text:s text:c="12"/>dta b(46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70]" office:value-type="float" office:value="28" calcext:value-type="float">
            <text:p>28</text:p>
          </table:table-cell>
          <table:table-cell table:formula="of:=[.B70]*2" office:value-type="float" office:value="12" calcext:value-type="float">
            <text:p>12</text:p>
          </table:table-cell>
          <table:table-cell table:number-columns-repeated="2"/>
          <table:table-cell table:formula="of:=&quot;            dta b(&quot;&amp;[.D70]&amp;&quot;)&quot;" office:value-type="string" office:string-value="            dta b(28)" calcext:value-type="string">
            <text:p><text:s text:c="12"/>dta b(28)</text:p>
          </table:table-cell>
          <table:table-cell table:formula="of:=&quot;            dta b(&quot;&amp;[.E70]&amp;&quot;)&quot;" office:value-type="string" office:string-value="            dta b(12)" calcext:value-type="string">
            <text:p><text:s text:c="12"/>dta b(12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71]" office:value-type="float" office:value="17" calcext:value-type="float">
            <text:p>17</text:p>
          </table:table-cell>
          <table:table-cell table:formula="of:=[.B71]*2" office:value-type="float" office:value="46" calcext:value-type="float">
            <text:p>46</text:p>
          </table:table-cell>
          <table:table-cell table:number-columns-repeated="2"/>
          <table:table-cell table:formula="of:=&quot;            dta b(&quot;&amp;[.D71]&amp;&quot;)&quot;" office:value-type="string" office:string-value="            dta b(17)" calcext:value-type="string">
            <text:p><text:s text:c="12"/>dta b(17)</text:p>
          </table:table-cell>
          <table:table-cell table:formula="of:=&quot;            dta b(&quot;&amp;[.E71]&amp;&quot;)&quot;" office:value-type="string" office:string-value="            dta b(46)" calcext:value-type="string">
            <text:p><text:s text:c="12"/>dta b(46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72]" office:value-type="float" office:value="28" calcext:value-type="float">
            <text:p>28</text:p>
          </table:table-cell>
          <table:table-cell table:formula="of:=[.B72]*2" office:value-type="float" office:value="10" calcext:value-type="float">
            <text:p>10</text:p>
          </table:table-cell>
          <table:table-cell table:number-columns-repeated="2"/>
          <table:table-cell table:formula="of:=&quot;            dta b(&quot;&amp;[.D72]&amp;&quot;)&quot;" office:value-type="string" office:string-value="            dta b(28)" calcext:value-type="string">
            <text:p><text:s text:c="12"/>dta b(28)</text:p>
          </table:table-cell>
          <table:table-cell table:formula="of:=&quot;            dta b(&quot;&amp;[.E72]&amp;&quot;)&quot;" office:value-type="string" office:string-value="            dta b(10)" calcext:value-type="string">
            <text:p><text:s text:c="12"/>dta b(10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73]" office:value-type="float" office:value="16" calcext:value-type="float">
            <text:p>16</text:p>
          </table:table-cell>
          <table:table-cell table:formula="of:=[.B73]*2" office:value-type="float" office:value="46" calcext:value-type="float">
            <text:p>46</text:p>
          </table:table-cell>
          <table:table-cell table:number-columns-repeated="2"/>
          <table:table-cell table:formula="of:=&quot;            dta b(&quot;&amp;[.D73]&amp;&quot;)&quot;" office:value-type="string" office:string-value="            dta b(16)" calcext:value-type="string">
            <text:p><text:s text:c="12"/>dta b(16)</text:p>
          </table:table-cell>
          <table:table-cell table:formula="of:=&quot;            dta b(&quot;&amp;[.E73]&amp;&quot;)&quot;" office:value-type="string" office:string-value="            dta b(46)" calcext:value-type="string">
            <text:p><text:s text:c="12"/>dta b(46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74]" office:value-type="float" office:value="28" calcext:value-type="float">
            <text:p>28</text:p>
          </table:table-cell>
          <table:table-cell table:formula="of:=[.B74]*2" office:value-type="float" office:value="8" calcext:value-type="float">
            <text:p>8</text:p>
          </table:table-cell>
          <table:table-cell table:number-columns-repeated="2"/>
          <table:table-cell table:formula="of:=&quot;            dta b(&quot;&amp;[.D74]&amp;&quot;)&quot;" office:value-type="string" office:string-value="            dta b(28)" calcext:value-type="string">
            <text:p><text:s text:c="12"/>dta b(28)</text:p>
          </table:table-cell>
          <table:table-cell table:formula="of:=&quot;            dta b(&quot;&amp;[.E74]&amp;&quot;)&quot;" office:value-type="string" office:string-value="            dta b(8)" calcext:value-type="string">
            <text:p><text:s text:c="12"/>dta b(8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75]" office:value-type="float" office:value="15" calcext:value-type="float">
            <text:p>15</text:p>
          </table:table-cell>
          <table:table-cell table:formula="of:=[.B75]*2" office:value-type="float" office:value="46" calcext:value-type="float">
            <text:p>46</text:p>
          </table:table-cell>
          <table:table-cell table:number-columns-repeated="2"/>
          <table:table-cell table:formula="of:=&quot;            dta b(&quot;&amp;[.D75]&amp;&quot;)&quot;" office:value-type="string" office:string-value="            dta b(15)" calcext:value-type="string">
            <text:p><text:s text:c="12"/>dta b(15)</text:p>
          </table:table-cell>
          <table:table-cell table:formula="of:=&quot;            dta b(&quot;&amp;[.E75]&amp;&quot;)&quot;" office:value-type="string" office:string-value="            dta b(46)" calcext:value-type="string">
            <text:p><text:s text:c="12"/>dta b(46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76]" office:value-type="float" office:value="27" calcext:value-type="float">
            <text:p>27</text:p>
          </table:table-cell>
          <table:table-cell table:formula="of:=[.B76]*2" office:value-type="float" office:value="6" calcext:value-type="float">
            <text:p>6</text:p>
          </table:table-cell>
          <table:table-cell table:number-columns-repeated="2"/>
          <table:table-cell table:formula="of:=&quot;            dta b(&quot;&amp;[.D76]&amp;&quot;)&quot;" office:value-type="string" office:string-value="            dta b(27)" calcext:value-type="string">
            <text:p><text:s text:c="12"/>dta b(27)</text:p>
          </table:table-cell>
          <table:table-cell table:formula="of:=&quot;            dta b(&quot;&amp;[.E76]&amp;&quot;)&quot;" office:value-type="string" office:string-value="            dta b(6)" calcext:value-type="string">
            <text:p><text:s text:c="12"/>dta b(6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77]" office:value-type="float" office:value="14" calcext:value-type="float">
            <text:p>14</text:p>
          </table:table-cell>
          <table:table-cell table:formula="of:=[.B77]*2" office:value-type="float" office:value="46" calcext:value-type="float">
            <text:p>46</text:p>
          </table:table-cell>
          <table:table-cell table:number-columns-repeated="2"/>
          <table:table-cell table:formula="of:=&quot;            dta b(&quot;&amp;[.D77]&amp;&quot;)&quot;" office:value-type="string" office:string-value="            dta b(14)" calcext:value-type="string">
            <text:p><text:s text:c="12"/>dta b(14)</text:p>
          </table:table-cell>
          <table:table-cell table:formula="of:=&quot;            dta b(&quot;&amp;[.E77]&amp;&quot;)&quot;" office:value-type="string" office:string-value="            dta b(46)" calcext:value-type="string">
            <text:p><text:s text:c="12"/>dta b(46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78]" office:value-type="float" office:value="14" calcext:value-type="float">
            <text:p>14</text:p>
          </table:table-cell>
          <table:table-cell table:formula="of:=[.B78]*2" office:value-type="float" office:value="44" calcext:value-type="float">
            <text:p>44</text:p>
          </table:table-cell>
          <table:table-cell table:number-columns-repeated="2"/>
          <table:table-cell table:formula="of:=&quot;            dta b(&quot;&amp;[.D78]&amp;&quot;)&quot;" office:value-type="string" office:string-value="            dta b(14)" calcext:value-type="string">
            <text:p><text:s text:c="12"/>dta b(14)</text:p>
          </table:table-cell>
          <table:table-cell table:formula="of:=&quot;            dta b(&quot;&amp;[.E78]&amp;&quot;)&quot;" office:value-type="string" office:string-value="            dta b(44)" calcext:value-type="string">
            <text:p><text:s text:c="12"/>dta b(44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79]" office:value-type="float" office:value="13" calcext:value-type="float">
            <text:p>13</text:p>
          </table:table-cell>
          <table:table-cell table:formula="of:=[.B79]*2" office:value-type="float" office:value="46" calcext:value-type="float">
            <text:p>46</text:p>
          </table:table-cell>
          <table:table-cell table:number-columns-repeated="2"/>
          <table:table-cell table:formula="of:=&quot;            dta b(&quot;&amp;[.D79]&amp;&quot;)&quot;" office:value-type="string" office:string-value="            dta b(13)" calcext:value-type="string">
            <text:p><text:s text:c="12"/>dta b(13)</text:p>
          </table:table-cell>
          <table:table-cell table:formula="of:=&quot;            dta b(&quot;&amp;[.E79]&amp;&quot;)&quot;" office:value-type="string" office:string-value="            dta b(46)" calcext:value-type="string">
            <text:p><text:s text:c="12"/>dta b(46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80]" office:value-type="float" office:value="13" calcext:value-type="float">
            <text:p>13</text:p>
          </table:table-cell>
          <table:table-cell table:formula="of:=[.B80]*2" office:value-type="float" office:value="44" calcext:value-type="float">
            <text:p>44</text:p>
          </table:table-cell>
          <table:table-cell table:number-columns-repeated="2"/>
          <table:table-cell table:formula="of:=&quot;            dta b(&quot;&amp;[.D80]&amp;&quot;)&quot;" office:value-type="string" office:string-value="            dta b(13)" calcext:value-type="string">
            <text:p><text:s text:c="12"/>dta b(13)</text:p>
          </table:table-cell>
          <table:table-cell table:formula="of:=&quot;            dta b(&quot;&amp;[.E80]&amp;&quot;)&quot;" office:value-type="string" office:string-value="            dta b(44)" calcext:value-type="string">
            <text:p><text:s text:c="12"/>dta b(44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81]" office:value-type="float" office:value="12" calcext:value-type="float">
            <text:p>12</text:p>
          </table:table-cell>
          <table:table-cell table:formula="of:=[.B81]*2" office:value-type="float" office:value="44" calcext:value-type="float">
            <text:p>44</text:p>
          </table:table-cell>
          <table:table-cell table:number-columns-repeated="2"/>
          <table:table-cell table:formula="of:=&quot;            dta b(&quot;&amp;[.D81]&amp;&quot;)&quot;" office:value-type="string" office:string-value="            dta b(12)" calcext:value-type="string">
            <text:p><text:s text:c="12"/>dta b(12)</text:p>
          </table:table-cell>
          <table:table-cell table:formula="of:=&quot;            dta b(&quot;&amp;[.E81]&amp;&quot;)&quot;" office:value-type="string" office:string-value="            dta b(44)" calcext:value-type="string">
            <text:p><text:s text:c="12"/>dta b(44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82]" office:value-type="float" office:value="12" calcext:value-type="float">
            <text:p>12</text:p>
          </table:table-cell>
          <table:table-cell table:formula="of:=[.B82]*2" office:value-type="float" office:value="46" calcext:value-type="float">
            <text:p>46</text:p>
          </table:table-cell>
          <table:table-cell table:number-columns-repeated="2"/>
          <table:table-cell table:formula="of:=&quot;            dta b(&quot;&amp;[.D82]&amp;&quot;)&quot;" office:value-type="string" office:string-value="            dta b(12)" calcext:value-type="string">
            <text:p><text:s text:c="12"/>dta b(12)</text:p>
          </table:table-cell>
          <table:table-cell table:formula="of:=&quot;            dta b(&quot;&amp;[.E82]&amp;&quot;)&quot;" office:value-type="string" office:string-value="            dta b(46)" calcext:value-type="string">
            <text:p><text:s text:c="12"/>dta b(46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83]" office:value-type="float" office:value="12" calcext:value-type="float">
            <text:p>12</text:p>
          </table:table-cell>
          <table:table-cell table:formula="of:=[.B83]*2" office:value-type="float" office:value="42" calcext:value-type="float">
            <text:p>42</text:p>
          </table:table-cell>
          <table:table-cell table:number-columns-repeated="2"/>
          <table:table-cell table:formula="of:=&quot;            dta b(&quot;&amp;[.D83]&amp;&quot;)&quot;" office:value-type="string" office:string-value="            dta b(12)" calcext:value-type="string">
            <text:p><text:s text:c="12"/>dta b(12)</text:p>
          </table:table-cell>
          <table:table-cell table:formula="of:=&quot;            dta b(&quot;&amp;[.E83]&amp;&quot;)&quot;" office:value-type="string" office:string-value="            dta b(42)" calcext:value-type="string">
            <text:p><text:s text:c="12"/>dta b(42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84]" office:value-type="float" office:value="11" calcext:value-type="float">
            <text:p>11</text:p>
          </table:table-cell>
          <table:table-cell table:formula="of:=[.B84]*2" office:value-type="float" office:value="42" calcext:value-type="float">
            <text:p>42</text:p>
          </table:table-cell>
          <table:table-cell table:number-columns-repeated="2"/>
          <table:table-cell table:formula="of:=&quot;            dta b(&quot;&amp;[.D84]&amp;&quot;)&quot;" office:value-type="string" office:string-value="            dta b(11)" calcext:value-type="string">
            <text:p><text:s text:c="12"/>dta b(11)</text:p>
          </table:table-cell>
          <table:table-cell table:formula="of:=&quot;            dta b(&quot;&amp;[.E84]&amp;&quot;)&quot;" office:value-type="string" office:string-value="            dta b(42)" calcext:value-type="string">
            <text:p><text:s text:c="12"/>dta b(42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85]" office:value-type="float" office:value="11" calcext:value-type="float">
            <text:p>11</text:p>
          </table:table-cell>
          <table:table-cell table:formula="of:=[.B85]*2" office:value-type="float" office:value="44" calcext:value-type="float">
            <text:p>44</text:p>
          </table:table-cell>
          <table:table-cell table:number-columns-repeated="2"/>
          <table:table-cell table:formula="of:=&quot;            dta b(&quot;&amp;[.D85]&amp;&quot;)&quot;" office:value-type="string" office:string-value="            dta b(11)" calcext:value-type="string">
            <text:p><text:s text:c="12"/>dta b(11)</text:p>
          </table:table-cell>
          <table:table-cell table:formula="of:=&quot;            dta b(&quot;&amp;[.E85]&amp;&quot;)&quot;" office:value-type="string" office:string-value="            dta b(44)" calcext:value-type="string">
            <text:p><text:s text:c="12"/>dta b(44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86]" office:value-type="float" office:value="10" calcext:value-type="float">
            <text:p>10</text:p>
          </table:table-cell>
          <table:table-cell table:formula="of:=[.B86]*2" office:value-type="float" office:value="44" calcext:value-type="float">
            <text:p>44</text:p>
          </table:table-cell>
          <table:table-cell table:number-columns-repeated="2"/>
          <table:table-cell table:formula="of:=&quot;            dta b(&quot;&amp;[.D86]&amp;&quot;)&quot;" office:value-type="string" office:string-value="            dta b(10)" calcext:value-type="string">
            <text:p><text:s text:c="12"/>dta b(10)</text:p>
          </table:table-cell>
          <table:table-cell table:formula="of:=&quot;            dta b(&quot;&amp;[.E86]&amp;&quot;)&quot;" office:value-type="string" office:string-value="            dta b(44)" calcext:value-type="string">
            <text:p><text:s text:c="12"/>dta b(44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87]" office:value-type="float" office:value="10" calcext:value-type="float">
            <text:p>10</text:p>
          </table:table-cell>
          <table:table-cell table:formula="of:=[.B87]*2" office:value-type="float" office:value="42" calcext:value-type="float">
            <text:p>42</text:p>
          </table:table-cell>
          <table:table-cell table:number-columns-repeated="2"/>
          <table:table-cell table:formula="of:=&quot;            dta b(&quot;&amp;[.D87]&amp;&quot;)&quot;" office:value-type="string" office:string-value="            dta b(10)" calcext:value-type="string">
            <text:p><text:s text:c="12"/>dta b(10)</text:p>
          </table:table-cell>
          <table:table-cell table:formula="of:=&quot;            dta b(&quot;&amp;[.E87]&amp;&quot;)&quot;" office:value-type="string" office:string-value="            dta b(42)" calcext:value-type="string">
            <text:p><text:s text:c="12"/>dta b(42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88]" office:value-type="float" office:value="11" calcext:value-type="float">
            <text:p>11</text:p>
          </table:table-cell>
          <table:table-cell table:formula="of:=[.B88]*2" office:value-type="float" office:value="40" calcext:value-type="float">
            <text:p>40</text:p>
          </table:table-cell>
          <table:table-cell table:number-columns-repeated="2"/>
          <table:table-cell table:formula="of:=&quot;            dta b(&quot;&amp;[.D88]&amp;&quot;)&quot;" office:value-type="string" office:string-value="            dta b(11)" calcext:value-type="string">
            <text:p><text:s text:c="12"/>dta b(11)</text:p>
          </table:table-cell>
          <table:table-cell table:formula="of:=&quot;            dta b(&quot;&amp;[.E88]&amp;&quot;)&quot;" office:value-type="string" office:string-value="            dta b(40)" calcext:value-type="string">
            <text:p><text:s text:c="12"/>dta b(40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89]" office:value-type="float" office:value="10" calcext:value-type="float">
            <text:p>10</text:p>
          </table:table-cell>
          <table:table-cell table:formula="of:=[.B89]*2" office:value-type="float" office:value="40" calcext:value-type="float">
            <text:p>40</text:p>
          </table:table-cell>
          <table:table-cell table:number-columns-repeated="2"/>
          <table:table-cell table:formula="of:=&quot;            dta b(&quot;&amp;[.D89]&amp;&quot;)&quot;" office:value-type="string" office:string-value="            dta b(10)" calcext:value-type="string">
            <text:p><text:s text:c="12"/>dta b(10)</text:p>
          </table:table-cell>
          <table:table-cell table:formula="of:=&quot;            dta b(&quot;&amp;[.E89]&amp;&quot;)&quot;" office:value-type="string" office:string-value="            dta b(40)" calcext:value-type="string">
            <text:p><text:s text:c="12"/>dta b(40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90]" office:value-type="float" office:value="9" calcext:value-type="float">
            <text:p>9</text:p>
          </table:table-cell>
          <table:table-cell table:formula="of:=[.B90]*2" office:value-type="float" office:value="42" calcext:value-type="float">
            <text:p>42</text:p>
          </table:table-cell>
          <table:table-cell table:number-columns-repeated="2"/>
          <table:table-cell table:formula="of:=&quot;            dta b(&quot;&amp;[.D90]&amp;&quot;)&quot;" office:value-type="string" office:string-value="            dta b(9)" calcext:value-type="string">
            <text:p><text:s text:c="12"/>dta b(9)</text:p>
          </table:table-cell>
          <table:table-cell table:formula="of:=&quot;            dta b(&quot;&amp;[.E90]&amp;&quot;)&quot;" office:value-type="string" office:string-value="            dta b(42)" calcext:value-type="string">
            <text:p><text:s text:c="12"/>dta b(42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91]" office:value-type="float" office:value="9" calcext:value-type="float">
            <text:p>9</text:p>
          </table:table-cell>
          <table:table-cell table:formula="of:=[.B91]*2" office:value-type="float" office:value="40" calcext:value-type="float">
            <text:p>40</text:p>
          </table:table-cell>
          <table:table-cell table:number-columns-repeated="2"/>
          <table:table-cell table:formula="of:=&quot;            dta b(&quot;&amp;[.D91]&amp;&quot;)&quot;" office:value-type="string" office:string-value="            dta b(9)" calcext:value-type="string">
            <text:p><text:s text:c="12"/>dta b(9)</text:p>
          </table:table-cell>
          <table:table-cell table:formula="of:=&quot;            dta b(&quot;&amp;[.E91]&amp;&quot;)&quot;" office:value-type="string" office:string-value="            dta b(40)" calcext:value-type="string">
            <text:p><text:s text:c="12"/>dta b(40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92]" office:value-type="float" office:value="10" calcext:value-type="float">
            <text:p>10</text:p>
          </table:table-cell>
          <table:table-cell table:formula="of:=[.B92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92]&amp;&quot;)&quot;" office:value-type="string" office:string-value="            dta b(10)" calcext:value-type="string">
            <text:p><text:s text:c="12"/>dta b(10)</text:p>
          </table:table-cell>
          <table:table-cell table:formula="of:=&quot;            dta b(&quot;&amp;[.E92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93]" office:value-type="float" office:value="8" calcext:value-type="float">
            <text:p>8</text:p>
          </table:table-cell>
          <table:table-cell table:formula="of:=[.B93]*2" office:value-type="float" office:value="40" calcext:value-type="float">
            <text:p>40</text:p>
          </table:table-cell>
          <table:table-cell table:number-columns-repeated="2"/>
          <table:table-cell table:formula="of:=&quot;            dta b(&quot;&amp;[.D93]&amp;&quot;)&quot;" office:value-type="string" office:string-value="            dta b(8)" calcext:value-type="string">
            <text:p><text:s text:c="12"/>dta b(8)</text:p>
          </table:table-cell>
          <table:table-cell table:formula="of:=&quot;            dta b(&quot;&amp;[.E93]&amp;&quot;)&quot;" office:value-type="string" office:string-value="            dta b(40)" calcext:value-type="string">
            <text:p><text:s text:c="12"/>dta b(40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94]" office:value-type="float" office:value="9" calcext:value-type="float">
            <text:p>9</text:p>
          </table:table-cell>
          <table:table-cell table:formula="of:=[.B94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94]&amp;&quot;)&quot;" office:value-type="string" office:string-value="            dta b(9)" calcext:value-type="string">
            <text:p><text:s text:c="12"/>dta b(9)</text:p>
          </table:table-cell>
          <table:table-cell table:formula="of:=&quot;            dta b(&quot;&amp;[.E94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95]" office:value-type="float" office:value="8" calcext:value-type="float">
            <text:p>8</text:p>
          </table:table-cell>
          <table:table-cell table:formula="of:=[.B95]*2" office:value-type="float" office:value="38" calcext:value-type="float">
            <text:p>38</text:p>
          </table:table-cell>
          <table:table-cell table:number-columns-repeated="2"/>
          <table:table-cell table:formula="of:=&quot;            dta b(&quot;&amp;[.D95]&amp;&quot;)&quot;" office:value-type="string" office:string-value="            dta b(8)" calcext:value-type="string">
            <text:p><text:s text:c="12"/>dta b(8)</text:p>
          </table:table-cell>
          <table:table-cell table:formula="of:=&quot;            dta b(&quot;&amp;[.E95]&amp;&quot;)&quot;" office:value-type="string" office:string-value="            dta b(38)" calcext:value-type="string">
            <text:p><text:s text:c="12"/>dta b(38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96]" office:value-type="float" office:value="10" calcext:value-type="float">
            <text:p>10</text:p>
          </table:table-cell>
          <table:table-cell table:formula="of:=[.B96]*2" office:value-type="float" office:value="36" calcext:value-type="float">
            <text:p>36</text:p>
          </table:table-cell>
          <table:table-cell table:number-columns-repeated="2"/>
          <table:table-cell table:formula="of:=&quot;            dta b(&quot;&amp;[.D96]&amp;&quot;)&quot;" office:value-type="string" office:string-value="            dta b(10)" calcext:value-type="string">
            <text:p><text:s text:c="12"/>dta b(10)</text:p>
          </table:table-cell>
          <table:table-cell table:formula="of:=&quot;            dta b(&quot;&amp;[.E96]&amp;&quot;)&quot;" office:value-type="string" office:string-value="            dta b(36)" calcext:value-type="string">
            <text:p><text:s text:c="12"/>dta b(36)</text:p>
          </table:table-cell>
        </table:table-row>
        <table:table-row table:style-name="ro1">
          <table:table-cell table:number-columns-repeated="7"/>
          <table:table-cell table:formula="of:=&quot;            dta b(&quot;&amp;[.D97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97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98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98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99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99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00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00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01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01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02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02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03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03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04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04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05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05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06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06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07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07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08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08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09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09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10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10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11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11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12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12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13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13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14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14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15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15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16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16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17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17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18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18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19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19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20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20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21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21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22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22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23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23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24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24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25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25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26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26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27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27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28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28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29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29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30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30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31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31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32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32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33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33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34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34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35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35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36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36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37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37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38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38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39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39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40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40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41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41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42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42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43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43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44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44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45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45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46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46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47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47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48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48]&amp;&quot;)&quot;" office:value-type="string" office:string-value="            dta b()" calcext:value-type="string">
            <text:p><text:s text:c="12"/>dta b()</text:p>
          </table:table-cell>
        </table:table-row>
        <table:table-row table:style-name="ro1">
          <table:table-cell table:number-columns-repeated="7"/>
          <table:table-cell table:formula="of:=&quot;            dta b(&quot;&amp;[.D149]&amp;&quot;)&quot;" office:value-type="string" office:string-value="            dta b()" calcext:value-type="string">
            <text:p><text:s text:c="12"/>dta b()</text:p>
          </table:table-cell>
          <table:table-cell table:formula="of:=&quot;            dta b(&quot;&amp;[.E149]&amp;&quot;)&quot;" office:value-type="string" office:string-value="            dta b()" calcext:value-type="string">
            <text:p><text:s text:c="12"/>dta b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0T20:02:28.796000000</meta:creation-date>
    <dc:date>2021-02-10T21:52:45.122000000</dc:date>
    <meta:editing-duration>PT1H7M15S</meta:editing-duration>
    <meta:editing-cycles>3</meta:editing-cycles>
    <meta:generator>LibreOffice/7.0.4.2$Windows_X86_64 LibreOffice_project/dcf040e67528d9187c66b2379df5ea4407429775</meta:generator>
    <meta:document-statistic meta:table-count="1" meta:cell-count="682" meta:object-count="0"/>
  </office:meta>
</office:document-meta>
</file>